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35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352cm"/>
    </style:style>
    <style:style style:name="gr6" style:family="graphic" style:parent-style-name="standard">
      <style:graphic-properties draw:stroke="none" svg:stroke-color="#000000" draw:fill="none" draw:fill-color="#ffffff" fo:min-height="0.249cm"/>
    </style:style>
    <style:style style:name="gr7" style:family="graphic" style:parent-style-name="standard">
      <style:graphic-properties draw:stroke="none" svg:stroke-color="#000000" draw:fill="none" draw:fill-color="#ffffff" fo:min-height="0.703cm"/>
    </style:style>
    <style:style style:name="gr8" style:family="graphic" style:parent-style-name="standard">
      <style:graphic-properties draw:stroke="none" svg:stroke-color="#000000" draw:fill="none" draw:fill-color="#ffffff" fo:min-height="0.36cm"/>
    </style:style>
    <style:style style:name="gr9" style:family="graphic" style:parent-style-name="standard">
      <style:graphic-properties draw:stroke="none" svg:stroke-color="#000000" draw:fill="none" draw:fill-color="#ffffff" fo:min-height="0.739cm"/>
    </style:style>
    <style:style style:name="gr10" style:family="graphic" style:parent-style-name="standard">
      <style:graphic-properties draw:stroke="none" svg:stroke-color="#000000" draw:fill="none" draw:fill-color="#ffffff" fo:min-height="0.6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源ノ角ゴシック JP ExtraLight" fo:font-size="10pt" style:font-name-asian="源ノ角ゴシック JP ExtraLight" style:font-size-asian="10pt" style:font-size-complex="10pt"/>
    </style:style>
    <style:style style:name="P3" style:family="paragraph">
      <loext:graphic-properties draw:fill="none" draw:fill-color="#ffffff"/>
      <style:text-properties style:font-name="源ノ角ゴシック JP ExtraLight" fo:font-size="7pt" style:font-name-asian="源ノ角ゴシック JP ExtraLight" style:font-size-asian="7pt" style:font-size-complex="7pt"/>
    </style:style>
    <style:style style:name="P4" style:family="paragraph">
      <style:text-properties style:font-name="源ノ角ゴシック JP ExtraLight" fo:font-size="7pt" style:font-name-asian="源ノ角ゴシック JP ExtraLight" style:font-size-asian="7pt" style:font-size-complex="7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源ノ角ゴシック JP ExtraLight" fo:font-size="14pt" style:font-name-asian="源ノ角ゴシック JP ExtraLight" style:font-size-asian="14pt" style:font-size-complex="14pt"/>
    </style:style>
    <style:style style:name="T1" style:family="text">
      <style:text-properties style:font-name="源ノ角ゴシック JP ExtraLight" fo:font-size="10pt" style:font-name-asian="源ノ角ゴシック JP ExtraLight" style:font-size-asian="10pt" style:font-size-complex="10pt"/>
    </style:style>
    <style:style style:name="T2" style:family="text">
      <style:text-properties style:font-name="源ノ角ゴシック JP ExtraLight" fo:font-size="7pt" style:font-name-asian="源ノ角ゴシック JP ExtraLight" style:font-size-asian="7pt" style:font-size-complex="7pt"/>
    </style:style>
    <style:style style:name="T3" style:family="text">
      <style:text-properties style:font-name="源ノ角ゴシック JP ExtraLight" fo:font-size="6pt" style:font-name-asian="源ノ角ゴシック JP ExtraLight" style:font-size-asian="6pt" style:font-size-complex="6pt"/>
    </style:style>
    <style:style style:name="T4" style:family="text">
      <style:text-properties style:font-name="源ノ角ゴシック JP ExtraLight" fo:font-size="14pt" style:font-name-asian="源ノ角ゴシック JP ExtraLigh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0.467cm" svg:height="0.467cm" svg:x="3.042cm" svg:y="3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75cm" svg:x="4.596cm" svg:y="4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467cm" svg:height="0.467cm" svg:x="5.196cm" svg:y="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11cm" svg:y1="4.041cm" svg:x2="4.995cm" svg:y2="4.849cm" draw:start-shape="id1" draw:start-glue-point="7" draw:end-shape="id2" draw:end-glue-point="11" svg:d="M3110 4041l1885 808" svg:viewBox="0 0 1886 809">
          <text:p/>
        </draw:connector>
        <draw:connector draw:style-name="gr4" draw:text-style-name="P1" draw:layer="layout" draw:type="line" svg:x1="6.841cm" svg:y1="4.041cm" svg:x2="4.995cm" svg:y2="4.849cm" draw:start-shape="id3" draw:start-glue-point="9" draw:end-shape="id2" draw:end-glue-point="11" svg:d="M6841 4041l-1846 808" svg:viewBox="0 0 1847 809">
          <text:p/>
        </draw:connector>
        <draw:connector draw:style-name="gr4" draw:text-style-name="P1" draw:layer="layout" draw:type="line" svg:x1="5.589cm" svg:y1="2.622cm" svg:x2="5.43cm" svg:y2="2.055cm" draw:start-shape="id4" draw:start-glue-point="4" draw:end-shape="id5" draw:end-glue-point="8" svg:d="M5589 2622l-159-567" svg:viewBox="0 0 160 568">
          <text:p/>
        </draw:connector>
        <draw:frame draw:style-name="gr5" draw:text-style-name="P2" draw:layer="layout" svg:width="2.236cm" svg:height="0.602cm" svg:x="1.506cm" svg:y="2.893cm">
          <draw:text-box>
            <text:p><text:span text:style-name="T1">ou=Aqours</text:span></text:p>
          </draw:text-box>
        </draw:frame>
        <draw:frame draw:style-name="gr6" draw:text-style-name="P3" draw:layer="layout" svg:width="2.344cm" svg:height="0.499cm" svg:x="5.13cm" svg:y="4.905cm">
          <draw:text-box>
            <text:p><text:span text:style-name="T2">cn=</text:span><text:span text:style-name="T2">津島ヨハネ</text:span></text:p>
          </draw:text-box>
        </draw:frame>
        <draw:frame draw:style-name="gr5" draw:text-style-name="P2" draw:layer="layout" svg:width="3.878cm" svg:height="0.602cm" svg:x="5.698cm" svg:y="1.482cm">
          <draw:text-box>
            <text:p><text:span text:style-name="T1">o=</text:span><text:span text:style-name="T1">浦の星女学院</text:span></text:p>
          </draw:text-box>
        </draw:frame>
        <draw:custom-shape draw:style-name="gr3" draw:text-style-name="P1" xml:id="id4" draw:id="id4" draw:layer="layout" svg:width="0.467cm" svg:height="0.467cm" svg:x="5.355cm" svg:y="2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276cm" svg:y1="3.642cm" svg:x2="5.589cm" svg:y2="3.089cm" draw:start-shape="id1" draw:start-glue-point="4" draw:end-shape="id4" draw:end-glue-point="8" svg:d="M3276 3642l2313-553" svg:viewBox="0 0 2314 554">
          <text:p/>
        </draw:connector>
        <draw:frame draw:style-name="gr7" draw:text-style-name="P2" draw:layer="layout" svg:width="4.388cm" svg:height="0.953cm" svg:x="5.954cm" svg:y="2.345cm">
          <draw:text-box>
            <text:p><text:span text:style-name="T1">ou=</text:span><text:span text:style-name="T1">スクールアイドル部</text:span></text:p>
          </draw:text-box>
        </draw:frame>
        <draw:custom-shape draw:style-name="gr3" draw:text-style-name="P1" xml:id="id3" draw:id="id3" draw:layer="layout" svg:width="0.467cm" svg:height="0.467cm" svg:x="6.442cm" svg:y="3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51cm" svg:y1="3.71cm" svg:x2="5.589cm" svg:y2="3.089cm" draw:start-shape="id3" draw:start-glue-point="5" draw:end-shape="id4" draw:end-glue-point="8" svg:d="M6510 3710l-921-621" svg:viewBox="0 0 922 622">
          <text:p/>
        </draw:connector>
        <draw:frame draw:style-name="gr8" draw:text-style-name="P2" draw:layer="layout" svg:width="2.815cm" svg:height="0.61cm" svg:x="7.316cm" svg:y="3.333cm">
          <draw:text-box>
            <text:p><text:span text:style-name="T1">ou=Guilty Kiss</text:span></text:p>
          </draw:text-box>
        </draw:frame>
        <draw:frame draw:style-name="gr9" draw:text-style-name="P3" draw:layer="layout" svg:width="4.206cm" svg:height="0.989cm" svg:x="6.882cm" svg:y="4.084cm">
          <draw:text-box>
            <text:p text:style-name="P4"><text:span text:style-name="T2">ひとつのノードが、複数の親を</text:span></text:p>
            <text:p text:style-name="P4"><text:span text:style-name="T2">持つと、</text:span><text:span text:style-name="T2">DN</text:span><text:span text:style-name="T2">が特定できなくなる</text:span></text:p>
          </draw:text-box>
        </draw:frame>
        <draw:frame draw:style-name="gr10" draw:text-style-name="P3" draw:layer="layout" svg:width="4.626cm" svg:height="0.887cm" svg:x="1.138cm" svg:y="6.075cm">
          <draw:text-box>
            <text:p><text:span text:style-name="T3">DN: cn=</text:span><text:span text:style-name="T3">津島ヨハネ</text:span><text:span text:style-name="T3">,ou=Aqours,</text:span></text:p>
            <text:p><text:span text:style-name="T3">ou=</text:span><text:span text:style-name="T3">スクールアイドル部</text:span><text:span text:style-name="T3">,o=</text:span><text:span text:style-name="T3">浦の星女学院</text:span></text:p>
          </draw:text-box>
        </draw:frame>
        <draw:frame draw:style-name="gr10" draw:text-style-name="P3" draw:layer="layout" svg:width="4.626cm" svg:height="0.887cm" svg:x="5.838cm" svg:y="6.076cm">
          <draw:text-box>
            <text:p><text:span text:style-name="T3">DN: cn=</text:span><text:span text:style-name="T3">津島ヨハネ</text:span><text:span text:style-name="T3">,ou=Guilty Kiss,</text:span></text:p>
            <text:p><text:span text:style-name="T3">ou=</text:span><text:span text:style-name="T3">スクールアイドル部</text:span><text:span text:style-name="T3">,o=</text:span><text:span text:style-name="T3">浦の星女学院</text:span></text:p>
          </draw:text-box>
        </draw:frame>
        <draw:frame draw:style-name="gr7" draw:text-style-name="P6" draw:layer="layout" svg:width="0.746cm" svg:height="0.953cm" svg:x="5.208cm" svg:y="5.981cm">
          <draw:text-box>
            <text:p text:style-name="P5"><text:span text:style-name="T4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2T01:37:39.101000000</dc:date>
    <meta:editing-duration>PT49M11S</meta:editing-duration>
    <meta:editing-cycles>9</meta:editing-cycles>
    <meta:generator>LibreOffice/5.4.4.2$Windows_X86_64 LibreOffice_project/2524958677847fb3bb44820e40380acbe820f960</meta:generator>
    <meta:document-statistic meta:object-count="19"/>
  </office:meta>
</office:document-meta>
</file>